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color="#ED7D31" fo:font-weight="bold" style:font-weight-asian="bold" style:font-weight-complex="bold"/>
    </style:style>
    <style:style style:name="ce5" style:family="table-cell" style:parent-style-name="Default" style:data-style-name="N0">
      <style:text-properties fo:color="#0070C0" fo:font-weight="bold" style:font-weight-asian="bold" style:font-weight-complex="bold"/>
    </style:style>
    <style:style style:name="ce6" style:family="table-cell" style:parent-style-name="Default" style:data-style-name="N0">
      <style:text-properties fo:color="#ED7D31"/>
    </style:style>
    <style:style style:name="ce7" style:family="table-cell" style:parent-style-name="Default" style:data-style-name="N0">
      <style:text-properties fo:color="#0070C0"/>
    </style:style>
    <style:style style:name="co1" style:family="table-column">
      <style:table-column-properties fo:break-before="auto" style:column-width="1.10066666666667cm" style:use-optimal-column-width="true"/>
    </style:style>
    <style:style style:name="co2" style:family="table-column">
      <style:table-column-properties fo:break-before="auto" style:column-width="1.62983333333333cm"/>
    </style:style>
    <style:style style:name="co3" style:family="table-column">
      <style:table-column-properties fo:break-before="auto" style:column-width="3.83116666666667cm" style:use-optimal-column-width="true"/>
    </style:style>
    <style:style style:name="co4" style:family="table-column">
      <style:table-column-properties fo:break-before="auto" style:column-width="1.05833333333333cm"/>
    </style:style>
    <style:style style:name="co5" style:family="table-column">
      <style:table-column-properties fo:break-before="auto" style:column-width="2.89983333333333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nalytical_Solution" table:style-name="ta1"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number-columns-repeated="1013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nu</text:p>
          </table:table-cell>
          <table:table-cell office:value-type="float" office:value="5.3400000000000003E-2" table:style-name="ce1">
            <text:p>0.0534</text:p>
          </table:table-cell>
          <table:table-cell office:value-type="string" table:style-name="ce1">
            <text:p>m2/s</text:p>
          </table:table-cell>
          <table:table-cell office:value-type="string" table:style-name="ce1">
            <text:p>kinematic viscosity</text:p>
          </table:table-cell>
          <table:table-cell table:number-columns-repeated="2" table:style-name="ce1"/>
          <table:table-cell table:style-name="ce3"/>
          <table:table-cell office:value-type="string" table:style-name="ce2">
            <text:p>Velocity.x at t=5s</text:p>
          </table:table-cell>
          <table:table-cell table:style-name="ce1"/>
          <table:table-cell office:value-type="string" table:style-name="ce1">
            <text:p>z_SPH</text:p>
          </table:table-cell>
          <table:table-cell office:value-type="string" table:style-name="ce2">
            <text:p>Velocity.x at t=5s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H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epth</text:p>
          </table:table-cell>
          <table:table-cell table:number-columns-repeated="2" table:style-name="ce1"/>
          <table:table-cell office:value-type="string" table:style-name="ce4">
            <text:p>z (m)</text:p>
          </table:table-cell>
          <table:table-cell office:value-type="string" table:style-name="ce4">
            <text:p>Analytical</text:p>
          </table:table-cell>
          <table:table-cell table:style-name="ce1"/>
          <table:table-cell office:value-type="string" table:style-name="ce5">
            <text:p>z (m)</text:p>
          </table:table-cell>
          <table:table-cell office:value-type="string" table:style-name="ce5">
            <text:p>SPH dp=0.08</text:p>
          </table:table-cell>
          <table:table-cell table:style-name="ce5"/>
          <table:table-cell table:number-columns-repeated="16372"/>
        </table:table-row>
        <table:table-row table:style-name="ro1">
          <table:table-cell office:value-type="string" table:style-name="ce2">
            <text:p>g</text:p>
          </table:table-cell>
          <table:table-cell office:value-type="float" office:value="9.81" table:style-name="ce1">
            <text:p>9.81</text:p>
          </table:table-cell>
          <table:table-cell office:value-type="string" table:style-name="ce1">
            <text:p>m/s2</text:p>
          </table:table-cell>
          <table:table-cell office:value-type="string" table:style-name="ce1">
            <text:p>gravity</text:p>
          </table:table-cell>
          <table:table-cell table:number-columns-repeated="2" table:style-name="ce1"/>
          <table:table-cell office:value-type="float" office:value="0" table:style-name="ce4">
            <text:p>0</text:p>
          </table:table-cell>
          <table:table-cell office:value-type="float" office:value="0" table:formula="of:=[.$B$3]*(SIN([.$B$5])/[.$B$1])*([.G3]*[.$B$2]-0.5*[.G3]^2)" table:style-name="ce6">
            <text:p>0</text:p>
          </table:table-cell>
          <table:table-cell table:style-name="ce1"/>
          <table:table-cell office:value-type="float" office:value="0" table:style-name="ce5">
            <text:p>0</text:p>
          </table:table-cell>
          <table:table-cell office:value-type="float" office:value="0.32064500000000001" table:style-name="ce7">
            <text:p>0.320645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alph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°</text:p>
          </table:table-cell>
          <table:table-cell office:value-type="string" table:style-name="ce1">
            <text:p>slope</text:p>
          </table:table-cell>
          <table:table-cell table:number-columns-repeated="2" table:style-name="ce1"/>
          <table:table-cell office:value-type="float" office:value="0.01" table:style-name="ce4">
            <text:p>0.01</text:p>
          </table:table-cell>
          <table:table-cell office:value-type="float" office:value="0.15931139460163934" table:formula="of:=[.$B$3]*(SIN([.$B$5])/[.$B$1])*([.G4]*[.$B$2]-0.5*[.G4]^2)" table:style-name="ce6">
            <text:p>0.159311395</text:p>
          </table:table-cell>
          <table:table-cell table:style-name="ce1"/>
          <table:table-cell office:value-type="float" office:value="0.05" table:style-name="ce5">
            <text:p>0.05</text:p>
          </table:table-cell>
          <table:table-cell office:value-type="float" office:value="0.876722" table:style-name="ce7">
            <text:p>0.876722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alpha</text:p>
          </table:table-cell>
          <table:table-cell office:value-type="float" office:value="8.7266462599716474E-2" table:formula="of:=RADIANS([.B4])" table:style-name="ce1">
            <text:p>0.087266463</text:p>
          </table:table-cell>
          <table:table-cell office:value-type="string" table:style-name="ce1">
            <text:p>rad</text:p>
          </table:table-cell>
          <table:table-cell office:value-type="string" table:style-name="ce1">
            <text:p>slope (rad)</text:p>
          </table:table-cell>
          <table:table-cell table:number-columns-repeated="2" table:style-name="ce1"/>
          <table:table-cell office:value-type="float" office:value="0.02" table:style-name="ce4">
            <text:p>0.02</text:p>
          </table:table-cell>
          <table:table-cell office:value-type="float" office:value="0.31702166965954359" table:formula="of:=[.$B$3]*(SIN([.$B$5])/[.$B$1])*([.G5]*[.$B$2]-0.5*[.G5]^2)" table:style-name="ce6">
            <text:p>0.31702167</text:p>
          </table:table-cell>
          <table:table-cell table:style-name="ce1"/>
          <table:table-cell office:value-type="float" office:value="0.1" table:style-name="ce5">
            <text:p>0.1</text:p>
          </table:table-cell>
          <table:table-cell office:value-type="float" office:value="1.5865100000000001" table:style-name="ce7">
            <text:p>1.58651</text:p>
          </table:table-cell>
          <table:table-cell table:style-name="ce1"/>
          <table:table-cell table:style-name="ce1">
            <draw:frame draw:z-index="1" draw:id="id0" draw:style-name="a0" draw:name="Gráfico 5" svg:x="0.23958in" svg:y="0.1875in" svg:width="6.875in" svg:height="3.8020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 office:value-type="string" table:style-name="ce2">
            <text:p>U</text:p>
          </table:table-cell>
          <table:table-cell office:value-type="float" office:value="5.3370651457835621" table:formula="of:=[.$B$3]*(SIN([.$B$5])/[.$B$1])*1/3*[.B2]^2" table:style-name="ce1">
            <text:p>5.337065146</text:p>
          </table:table-cell>
          <table:table-cell office:value-type="string" table:style-name="ce1">
            <text:p>m/s</text:p>
          </table:table-cell>
          <table:table-cell office:value-type="string" table:style-name="ce1">
            <text:p>average velocity</text:p>
          </table:table-cell>
          <table:table-cell table:number-columns-repeated="2" table:style-name="ce1"/>
          <table:table-cell office:value-type="float" office:value="0.03" table:style-name="ce4">
            <text:p>0.03</text:p>
          </table:table-cell>
          <table:table-cell office:value-type="float" office:value="0.4731308251737128" table:formula="of:=[.$B$3]*(SIN([.$B$5])/[.$B$1])*([.G6]*[.$B$2]-0.5*[.G6]^2)" table:style-name="ce6">
            <text:p>0.473130825</text:p>
          </table:table-cell>
          <table:table-cell table:style-name="ce1"/>
          <table:table-cell office:value-type="float" office:value="0.15" table:style-name="ce5">
            <text:p>0.15</text:p>
          </table:table-cell>
          <table:table-cell office:value-type="float" office:value="2.2925900000000001" table:style-name="ce7">
            <text:p>2.29259</text:p>
          </table:table-cell>
          <table:table-cell table:number-columns-repeated="16373" table:style-name="ce1"/>
        </table:table-row>
        <table:table-row table:style-name="ro1">
          <table:table-cell office:value-type="string" table:style-name="ce2">
            <text:p>Re</text:p>
          </table:table-cell>
          <table:table-cell office:value-type="float" office:value="99.945040183212768" table:formula="of:=[.B6]*[.B2]/[.B1]" table:style-name="ce1">
            <text:p>99.94504018</text:p>
          </table:table-cell>
          <table:table-cell office:value-type="string" table:style-name="ce1">
            <text:p>(-)</text:p>
          </table:table-cell>
          <table:table-cell office:value-type="string" table:style-name="ce1">
            <text:p>Reynolds number</text:p>
          </table:table-cell>
          <table:table-cell table:number-columns-repeated="2" table:style-name="ce1"/>
          <table:table-cell office:value-type="float" office:value="0.04" table:style-name="ce4">
            <text:p>0.04</text:p>
          </table:table-cell>
          <table:table-cell office:value-type="float" office:value="0.62763886114414691" table:formula="of:=[.$B$3]*(SIN([.$B$5])/[.$B$1])*([.G7]*[.$B$2]-0.5*[.G7]^2)" table:style-name="ce6">
            <text:p>0.627638861</text:p>
          </table:table-cell>
          <table:table-cell table:style-name="ce1"/>
          <table:table-cell office:value-type="float" office:value="0.2" table:style-name="ce5">
            <text:p>0.2</text:p>
          </table:table-cell>
          <table:table-cell office:value-type="float" office:value="2.9459200000000001" table:style-name="ce7">
            <text:p>2.94592</text:p>
          </table:table-cell>
          <table:table-cell table:number-columns-repeated="16373" table:style-name="ce1"/>
        </table:table-row>
        <table:table-row table:style-name="ro1">
          <table:table-cell table:style-name="ce2"/>
          <table:table-cell table:number-columns-repeated="5" table:style-name="ce1"/>
          <table:table-cell office:value-type="float" office:value="0.05" table:style-name="ce4">
            <text:p>0.05</text:p>
          </table:table-cell>
          <table:table-cell office:value-type="float" office:value="0.78054577757084598" table:formula="of:=[.$B$3]*(SIN([.$B$5])/[.$B$1])*([.G8]*[.$B$2]-0.5*[.G8]^2)" table:style-name="ce6">
            <text:p>0.780545778</text:p>
          </table:table-cell>
          <table:table-cell table:style-name="ce1"/>
          <table:table-cell office:value-type="float" office:value="0.25" table:style-name="ce5">
            <text:p>0.25</text:p>
          </table:table-cell>
          <table:table-cell office:value-type="float" office:value="3.5615199999999998" table:style-name="ce7">
            <text:p>3.56152</text:p>
          </table:table-cell>
          <table:table-cell table:number-columns-repeated="16373" table:style-name="ce1"/>
        </table:table-row>
        <table:table-row table:style-name="ro1">
          <table:table-cell table:number-columns-repeated="6" table:style-name="ce1"/>
          <table:table-cell office:value-type="float" office:value="0.06" table:style-name="ce4">
            <text:p>0.06</text:p>
          </table:table-cell>
          <table:table-cell office:value-type="float" office:value="0.93185157445380984" table:formula="of:=[.$B$3]*(SIN([.$B$5])/[.$B$1])*([.G9]*[.$B$2]-0.5*[.G9]^2)" table:style-name="ce6">
            <text:p>0.931851574</text:p>
          </table:table-cell>
          <table:table-cell table:style-name="ce1"/>
          <table:table-cell office:value-type="float" office:value="0.3" table:style-name="ce5">
            <text:p>0.3</text:p>
          </table:table-cell>
          <table:table-cell office:value-type="float" office:value="4.1378700000000004" table:style-name="ce7">
            <text:p>4.13787</text:p>
          </table:table-cell>
          <table:table-cell table:number-columns-repeated="16373" table:style-name="ce1"/>
        </table:table-row>
        <table:table-row table:style-name="ro1">
          <table:table-cell table:number-columns-repeated="6" table:style-name="ce1"/>
          <table:table-cell office:value-type="float" office:value="7.0000000000000007E-2" table:style-name="ce4">
            <text:p>0.07</text:p>
          </table:table-cell>
          <table:table-cell office:value-type="float" office:value="1.081556251793039" table:formula="of:=[.$B$3]*(SIN([.$B$5])/[.$B$1])*([.G10]*[.$B$2]-0.5*[.G10]^2)" table:style-name="ce6">
            <text:p>1.081556252</text:p>
          </table:table-cell>
          <table:table-cell table:style-name="ce1"/>
          <table:table-cell office:value-type="float" office:value="0.35" table:style-name="ce5">
            <text:p>0.35</text:p>
          </table:table-cell>
          <table:table-cell office:value-type="float" office:value="4.6668200000000004" table:style-name="ce7">
            <text:p>4.66682</text:p>
          </table:table-cell>
          <table:table-cell table:number-columns-repeated="16373" table:style-name="ce1"/>
        </table:table-row>
        <table:table-row table:style-name="ro1">
          <table:table-cell table:number-columns-repeated="6" table:style-name="ce1"/>
          <table:table-cell office:value-type="float" office:value="0.08" table:style-name="ce4">
            <text:p>0.08</text:p>
          </table:table-cell>
          <table:table-cell office:value-type="float" office:value="1.2296598095885327" table:formula="of:=[.$B$3]*(SIN([.$B$5])/[.$B$1])*([.G11]*[.$B$2]-0.5*[.G11]^2)" table:style-name="ce6">
            <text:p>1.22965981</text:p>
          </table:table-cell>
          <table:table-cell table:style-name="ce1"/>
          <table:table-cell office:value-type="float" office:value="0.4" table:style-name="ce5">
            <text:p>0.4</text:p>
          </table:table-cell>
          <table:table-cell office:value-type="float" office:value="5.1627599999999996" table:style-name="ce7">
            <text:p>5.16276</text:p>
          </table:table-cell>
          <table:table-cell table:number-columns-repeated="16373" table:style-name="ce1"/>
        </table:table-row>
        <table:table-row table:style-name="ro1">
          <table:table-cell table:number-columns-repeated="6" table:style-name="ce1"/>
          <table:table-cell office:value-type="float" office:value="0.09" table:style-name="ce4">
            <text:p>0.09</text:p>
          </table:table-cell>
          <table:table-cell office:value-type="float" office:value="1.3761622478402915" table:formula="of:=[.$B$3]*(SIN([.$B$5])/[.$B$1])*([.G12]*[.$B$2]-0.5*[.G12]^2)" table:style-name="ce6">
            <text:p>1.376162248</text:p>
          </table:table-cell>
          <table:table-cell table:style-name="ce1"/>
          <table:table-cell office:value-type="float" office:value="0.45" table:style-name="ce5">
            <text:p>0.45</text:p>
          </table:table-cell>
          <table:table-cell office:value-type="float" office:value="5.61836" table:style-name="ce7">
            <text:p>5.61836</text:p>
          </table:table-cell>
          <table:table-cell table:number-columns-repeated="16373" table:style-name="ce1"/>
        </table:table-row>
        <table:table-row table:style-name="ro1">
          <table:table-cell table:number-columns-repeated="6" table:style-name="ce1"/>
          <table:table-cell office:value-type="float" office:value="0.1" table:style-name="ce4">
            <text:p>0.1</text:p>
          </table:table-cell>
          <table:table-cell office:value-type="float" office:value="1.5210635665483152" table:formula="of:=[.$B$3]*(SIN([.$B$5])/[.$B$1])*([.G13]*[.$B$2]-0.5*[.G13]^2)" table:style-name="ce6">
            <text:p>1.521063567</text:p>
          </table:table-cell>
          <table:table-cell table:style-name="ce1"/>
          <table:table-cell office:value-type="float" office:value="0.5" table:style-name="ce5">
            <text:p>0.5</text:p>
          </table:table-cell>
          <table:table-cell office:value-type="float" office:value="6.0299699999999996" table:style-name="ce7">
            <text:p>6.02997</text:p>
          </table:table-cell>
          <table:table-cell table:number-columns-repeated="16373" table:style-name="ce1"/>
        </table:table-row>
        <table:table-row table:style-name="ro1">
          <table:table-cell table:number-columns-repeated="6" table:style-name="ce1"/>
          <table:table-cell office:value-type="float" office:value="0.11" table:style-name="ce4">
            <text:p>0.11</text:p>
          </table:table-cell>
          <table:table-cell office:value-type="float" office:value="1.6643637657126038" table:formula="of:=[.$B$3]*(SIN([.$B$5])/[.$B$1])*([.G14]*[.$B$2]-0.5*[.G14]^2)" table:style-name="ce6">
            <text:p>1.664363766</text:p>
          </table:table-cell>
          <table:table-cell table:style-name="ce1"/>
          <table:table-cell office:value-type="float" office:value="0.55000000000000004" table:style-name="ce5">
            <text:p>0.55</text:p>
          </table:table-cell>
          <table:table-cell office:value-type="float" office:value="6.40855" table:style-name="ce7">
            <text:p>6.40855</text:p>
          </table:table-cell>
          <table:table-cell table:number-columns-repeated="16373" table:style-name="ce1"/>
        </table:table-row>
        <table:table-row table:style-name="ro1">
          <table:table-cell table:number-columns-repeated="6" table:style-name="ce1"/>
          <table:table-cell office:value-type="float" office:value="0.12" table:style-name="ce4">
            <text:p>0.12</text:p>
          </table:table-cell>
          <table:table-cell office:value-type="float" office:value="1.8060628453331573" table:formula="of:=[.$B$3]*(SIN([.$B$5])/[.$B$1])*([.G15]*[.$B$2]-0.5*[.G15]^2)" table:style-name="ce6">
            <text:p>1.806062845</text:p>
          </table:table-cell>
          <table:table-cell table:style-name="ce1"/>
          <table:table-cell office:value-type="float" office:value="0.6" table:style-name="ce5">
            <text:p>0.6</text:p>
          </table:table-cell>
          <table:table-cell office:value-type="float" office:value="6.7448399999999999" table:style-name="ce7">
            <text:p>6.74484</text:p>
          </table:table-cell>
          <table:table-cell table:number-columns-repeated="16373" table:style-name="ce1"/>
        </table:table-row>
        <table:table-row table:style-name="ro1">
          <table:table-cell table:number-columns-repeated="6" table:style-name="ce1"/>
          <table:table-cell office:value-type="float" office:value="0.13" table:style-name="ce4">
            <text:p>0.13</text:p>
          </table:table-cell>
          <table:table-cell office:value-type="float" office:value="1.9461608054099759" table:formula="of:=[.$B$3]*(SIN([.$B$5])/[.$B$1])*([.G16]*[.$B$2]-0.5*[.G16]^2)" table:style-name="ce6">
            <text:p>1.946160805</text:p>
          </table:table-cell>
          <table:table-cell table:style-name="ce1"/>
          <table:table-cell office:value-type="float" office:value="0.65" table:style-name="ce5">
            <text:p>0.65</text:p>
          </table:table-cell>
          <table:table-cell office:value-type="float" office:value="7.0456399999999997" table:style-name="ce7">
            <text:p>7.04564</text:p>
          </table:table-cell>
          <table:table-cell table:number-columns-repeated="16373" table:style-name="ce1"/>
        </table:table-row>
        <table:table-row table:style-name="ro1">
          <table:table-cell table:number-columns-repeated="6"/>
          <table:table-cell office:value-type="float" office:value="0.14000000000000001" table:style-name="ce4">
            <text:p>0.14</text:p>
          </table:table-cell>
          <table:table-cell office:value-type="float" office:value="2.0846576459430595" table:formula="of:=[.$B$3]*(SIN([.$B$5])/[.$B$1])*([.G17]*[.$B$2]-0.5*[.G17]^2)" table:style-name="ce6">
            <text:p>2.084657646</text:p>
          </table:table-cell>
          <table:table-cell table:style-name="ce1"/>
          <table:table-cell office:value-type="float" office:value="0.7" table:style-name="ce5">
            <text:p>0.7</text:p>
          </table:table-cell>
          <table:table-cell office:value-type="float" office:value="7.3084800000000003" table:style-name="ce7">
            <text:p>7.30848</text:p>
          </table:table-cell>
          <table:table-cell table:number-columns-repeated="16373"/>
        </table:table-row>
        <table:table-row table:style-name="ro1">
          <table:table-cell table:number-columns-repeated="6"/>
          <table:table-cell office:value-type="float" office:value="0.15" table:style-name="ce4">
            <text:p>0.15</text:p>
          </table:table-cell>
          <table:table-cell office:value-type="float" office:value="2.2215533669324072" table:formula="of:=[.$B$3]*(SIN([.$B$5])/[.$B$1])*([.G18]*[.$B$2]-0.5*[.G18]^2)" table:style-name="ce6">
            <text:p>2.221553367</text:p>
          </table:table-cell>
          <table:table-cell table:style-name="ce1"/>
          <table:table-cell office:value-type="float" office:value="0.75" table:style-name="ce5">
            <text:p>0.75</text:p>
          </table:table-cell>
          <table:table-cell office:value-type="float" office:value="7.5292599999999998" table:style-name="ce7">
            <text:p>7.52926</text:p>
          </table:table-cell>
          <table:table-cell table:number-columns-repeated="16373"/>
        </table:table-row>
        <table:table-row table:style-name="ro1">
          <table:table-cell table:number-columns-repeated="6"/>
          <table:table-cell office:value-type="float" office:value="0.16" table:style-name="ce4">
            <text:p>0.16</text:p>
          </table:table-cell>
          <table:table-cell office:value-type="float" office:value="2.356847968378021" table:formula="of:=[.$B$3]*(SIN([.$B$5])/[.$B$1])*([.G19]*[.$B$2]-0.5*[.G19]^2)" table:style-name="ce6">
            <text:p>2.356847968</text:p>
          </table:table-cell>
          <table:table-cell table:style-name="ce1"/>
          <table:table-cell office:value-type="float" office:value="0.8" table:style-name="ce5">
            <text:p>0.8</text:p>
          </table:table-cell>
          <table:table-cell office:value-type="float" office:value="7.7207600000000003" table:style-name="ce7">
            <text:p>7.72076</text:p>
          </table:table-cell>
          <table:table-cell table:number-columns-repeated="16373"/>
        </table:table-row>
        <table:table-row table:style-name="ro1">
          <table:table-cell table:number-columns-repeated="6"/>
          <table:table-cell office:value-type="float" office:value="0.17" table:style-name="ce4">
            <text:p>0.17</text:p>
          </table:table-cell>
          <table:table-cell office:value-type="float" office:value="2.4905414502798995" table:formula="of:=[.$B$3]*(SIN([.$B$5])/[.$B$1])*([.G20]*[.$B$2]-0.5*[.G20]^2)" table:style-name="ce6">
            <text:p>2.49054145</text:p>
          </table:table-cell>
          <table:table-cell table:style-name="ce1"/>
          <table:table-cell office:value-type="float" office:value="0.85" table:style-name="ce5">
            <text:p>0.85</text:p>
          </table:table-cell>
          <table:table-cell office:value-type="float" office:value="7.8746999999999998" table:style-name="ce7">
            <text:p>7.8747</text:p>
          </table:table-cell>
          <table:table-cell table:number-columns-repeated="16373"/>
        </table:table-row>
        <table:table-row table:style-name="ro1">
          <table:table-cell table:number-columns-repeated="6"/>
          <table:table-cell office:value-type="float" office:value="0.18" table:style-name="ce4">
            <text:p>0.18</text:p>
          </table:table-cell>
          <table:table-cell office:value-type="float" office:value="2.6226338126380426" table:formula="of:=[.$B$3]*(SIN([.$B$5])/[.$B$1])*([.G21]*[.$B$2]-0.5*[.G21]^2)" table:style-name="ce6">
            <text:p>2.622633813</text:p>
          </table:table-cell>
          <table:table-cell table:style-name="ce1"/>
          <table:table-cell office:value-type="float" office:value="0.9" table:style-name="ce5">
            <text:p>0.9</text:p>
          </table:table-cell>
          <table:table-cell office:value-type="float" office:value="7.9947699999999999" table:style-name="ce7">
            <text:p>7.99477</text:p>
          </table:table-cell>
          <table:table-cell table:number-columns-repeated="16373"/>
        </table:table-row>
        <table:table-row table:style-name="ro1">
          <table:table-cell table:number-columns-repeated="6"/>
          <table:table-cell office:value-type="float" office:value="0.19" table:style-name="ce4">
            <text:p>0.19</text:p>
          </table:table-cell>
          <table:table-cell office:value-type="float" office:value="2.7531250554524505" table:formula="of:=[.$B$3]*(SIN([.$B$5])/[.$B$1])*([.G22]*[.$B$2]-0.5*[.G22]^2)" table:style-name="ce6">
            <text:p>2.753125055</text:p>
          </table:table-cell>
          <table:table-cell table:style-name="ce1"/>
          <table:table-cell office:value-type="float" office:value="0.95" table:style-name="ce5">
            <text:p>0.95</text:p>
          </table:table-cell>
          <table:table-cell office:value-type="float" office:value="8.0858299999999996" table:style-name="ce7">
            <text:p>8.08583</text:p>
          </table:table-cell>
          <table:table-cell table:number-columns-repeated="16373"/>
        </table:table-row>
        <table:table-row table:style-name="ro1">
          <table:table-cell table:number-columns-repeated="6"/>
          <table:table-cell office:value-type="float" office:value="0.2" table:style-name="ce4">
            <text:p>0.2</text:p>
          </table:table-cell>
          <table:table-cell office:value-type="float" office:value="2.8820151787231234" table:formula="of:=[.$B$3]*(SIN([.$B$5])/[.$B$1])*([.G23]*[.$B$2]-0.5*[.G23]^2)" table:style-name="ce6">
            <text:p>2.882015179</text:p>
          </table:table-cell>
          <table:table-cell table:style-name="ce1"/>
          <table:table-cell office:value-type="float" office:value="1" table:style-name="ce5">
            <text:p>1</text:p>
          </table:table-cell>
          <table:table-cell office:value-type="float" office:value="8.1447400000000005" table:style-name="ce7">
            <text:p>8.14474</text:p>
          </table:table-cell>
          <table:table-cell table:number-columns-repeated="16373"/>
        </table:table-row>
        <table:table-row table:style-name="ro1">
          <table:table-cell table:number-columns-repeated="6"/>
          <table:table-cell office:value-type="float" office:value="0.21" table:style-name="ce4">
            <text:p>0.21</text:p>
          </table:table-cell>
          <table:table-cell office:value-type="float" office:value="3.0093041824500615" table:formula="of:=[.$B$3]*(SIN([.$B$5])/[.$B$1])*([.G24]*[.$B$2]-0.5*[.G24]^2)" table:style-name="ce6">
            <text:p>3.009304182</text:p>
          </table:table-cell>
          <table:table-cell table:number-columns-repeated="16376" table:style-name="ce1"/>
        </table:table-row>
        <table:table-row table:style-name="ro1">
          <table:table-cell table:number-columns-repeated="6"/>
          <table:table-cell office:value-type="float" office:value="0.22" table:style-name="ce4">
            <text:p>0.22</text:p>
          </table:table-cell>
          <table:table-cell office:value-type="float" office:value="3.1349920666332642" table:formula="of:=[.$B$3]*(SIN([.$B$5])/[.$B$1])*([.G25]*[.$B$2]-0.5*[.G25]^2)" table:style-name="ce6">
            <text:p>3.134992067</text:p>
          </table:table-cell>
          <table:table-cell table:number-columns-repeated="16376" table:style-name="ce1"/>
        </table:table-row>
        <table:table-row table:style-name="ro1">
          <table:table-cell table:number-columns-repeated="6"/>
          <table:table-cell office:value-type="float" office:value="0.23" table:style-name="ce4">
            <text:p>0.23</text:p>
          </table:table-cell>
          <table:table-cell office:value-type="float" office:value="3.2590788312727321" table:formula="of:=[.$B$3]*(SIN([.$B$5])/[.$B$1])*([.G26]*[.$B$2]-0.5*[.G26]^2)" table:style-name="ce6">
            <text:p>3.259078831</text:p>
          </table:table-cell>
          <table:table-cell table:number-columns-repeated="16376" table:style-name="ce1"/>
        </table:table-row>
        <table:table-row table:style-name="ro1">
          <table:table-cell table:number-columns-repeated="6"/>
          <table:table-cell office:value-type="float" office:value="0.24" table:style-name="ce4">
            <text:p>0.24</text:p>
          </table:table-cell>
          <table:table-cell office:value-type="float" office:value="3.3815644763684647" table:formula="of:=[.$B$3]*(SIN([.$B$5])/[.$B$1])*([.G27]*[.$B$2]-0.5*[.G27]^2)" table:style-name="ce6">
            <text:p>3.381564476</text:p>
          </table:table-cell>
          <table:table-cell table:number-columns-repeated="16376" table:style-name="ce1"/>
        </table:table-row>
        <table:table-row table:style-name="ro1">
          <table:table-cell table:number-columns-repeated="6"/>
          <table:table-cell office:value-type="float" office:value="0.25" table:style-name="ce4">
            <text:p>0.25</text:p>
          </table:table-cell>
          <table:table-cell office:value-type="float" office:value="3.5024490019204624" table:formula="of:=[.$B$3]*(SIN([.$B$5])/[.$B$1])*([.G28]*[.$B$2]-0.5*[.G28]^2)" table:style-name="ce6">
            <text:p>3.502449002</text:p>
          </table:table-cell>
          <table:table-cell table:number-columns-repeated="16376" table:style-name="ce1"/>
        </table:table-row>
        <table:table-row table:style-name="ro2">
          <table:table-cell table:number-columns-repeated="6"/>
          <table:table-cell office:value-type="float" office:value="0.26" table:style-name="ce4">
            <text:p>0.26</text:p>
          </table:table-cell>
          <table:table-cell office:value-type="float" office:value="3.6217324079287252" table:formula="of:=[.$B$3]*(SIN([.$B$5])/[.$B$1])*([.G29]*[.$B$2]-0.5*[.G29]^2)" table:style-name="ce6">
            <text:p>3.621732408</text:p>
          </table:table-cell>
          <table:table-cell table:number-columns-repeated="16376" table:style-name="ce1"/>
        </table:table-row>
        <table:table-row table:style-name="ro2">
          <table:table-cell table:number-columns-repeated="6"/>
          <table:table-cell office:value-type="float" office:value="0.27" table:style-name="ce4">
            <text:p>0.27</text:p>
          </table:table-cell>
          <table:table-cell office:value-type="float" office:value="3.7394146943932527" table:formula="of:=[.$B$3]*(SIN([.$B$5])/[.$B$1])*([.G30]*[.$B$2]-0.5*[.G30]^2)" table:style-name="ce6">
            <text:p>3.739414694</text:p>
          </table:table-cell>
          <table:table-cell table:number-columns-repeated="16376" table:style-name="ce1"/>
        </table:table-row>
        <table:table-row table:style-name="ro2">
          <table:table-cell table:number-columns-repeated="6"/>
          <table:table-cell office:value-type="float" office:value="0.28000000000000003" table:style-name="ce4">
            <text:p>0.28</text:p>
          </table:table-cell>
          <table:table-cell office:value-type="float" office:value="3.8554958613140453" table:formula="of:=[.$B$3]*(SIN([.$B$5])/[.$B$1])*([.G31]*[.$B$2]-0.5*[.G31]^2)" table:style-name="ce6">
            <text:p>3.855495861</text:p>
          </table:table-cell>
          <table:table-cell table:number-columns-repeated="16376" table:style-name="ce1"/>
        </table:table-row>
        <table:table-row table:style-name="ro2">
          <table:table-cell table:number-columns-repeated="6"/>
          <table:table-cell office:value-type="float" office:value="0.28999999999999998" table:style-name="ce4">
            <text:p>0.29</text:p>
          </table:table-cell>
          <table:table-cell office:value-type="float" office:value="3.9699759086911022" table:formula="of:=[.$B$3]*(SIN([.$B$5])/[.$B$1])*([.G32]*[.$B$2]-0.5*[.G32]^2)" table:style-name="ce6">
            <text:p>3.969975909</text:p>
          </table:table-cell>
          <table:table-cell table:number-columns-repeated="16376" table:style-name="ce1"/>
        </table:table-row>
        <table:table-row table:style-name="ro2">
          <table:table-cell table:number-columns-repeated="6"/>
          <table:table-cell office:value-type="float" office:value="0.3" table:style-name="ce4">
            <text:p>0.3</text:p>
          </table:table-cell>
          <table:table-cell office:value-type="float" office:value="4.082854836524425" table:formula="of:=[.$B$3]*(SIN([.$B$5])/[.$B$1])*([.G33]*[.$B$2]-0.5*[.G33]^2)" table:style-name="ce6">
            <text:p>4.082854837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31" table:style-name="ce4">
            <text:p>0.31</text:p>
          </table:table-cell>
          <table:table-cell office:value-type="float" office:value="4.1941326448140126" table:formula="of:=[.$B$3]*(SIN([.$B$5])/[.$B$1])*([.G34]*[.$B$2]-0.5*[.G34]^2)" table:style-name="ce6">
            <text:p>4.194132645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32" table:style-name="ce4">
            <text:p>0.32</text:p>
          </table:table-cell>
          <table:table-cell office:value-type="float" office:value="4.3038093335598644" table:formula="of:=[.$B$3]*(SIN([.$B$5])/[.$B$1])*([.G35]*[.$B$2]-0.5*[.G35]^2)" table:style-name="ce6">
            <text:p>4.303809334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33" table:style-name="ce4">
            <text:p>0.33</text:p>
          </table:table-cell>
          <table:table-cell office:value-type="float" office:value="4.4118849027619822" table:formula="of:=[.$B$3]*(SIN([.$B$5])/[.$B$1])*([.G36]*[.$B$2]-0.5*[.G36]^2)" table:style-name="ce6">
            <text:p>4.411884903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34" table:style-name="ce4">
            <text:p>0.34</text:p>
          </table:table-cell>
          <table:table-cell office:value-type="float" office:value="4.5183593524203634" table:formula="of:=[.$B$3]*(SIN([.$B$5])/[.$B$1])*([.G37]*[.$B$2]-0.5*[.G37]^2)" table:style-name="ce6">
            <text:p>4.518359352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35" table:style-name="ce4">
            <text:p>0.35</text:p>
          </table:table-cell>
          <table:table-cell office:value-type="float" office:value="4.6232326825350105" table:formula="of:=[.$B$3]*(SIN([.$B$5])/[.$B$1])*([.G38]*[.$B$2]-0.5*[.G38]^2)" table:style-name="ce6">
            <text:p>4.623232683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36" table:style-name="ce4">
            <text:p>0.36</text:p>
          </table:table-cell>
          <table:table-cell office:value-type="float" office:value="4.7265048931059228" table:formula="of:=[.$B$3]*(SIN([.$B$5])/[.$B$1])*([.G39]*[.$B$2]-0.5*[.G39]^2)" table:style-name="ce6">
            <text:p>4.726504893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37" table:style-name="ce4">
            <text:p>0.37</text:p>
          </table:table-cell>
          <table:table-cell office:value-type="float" office:value="4.8281759841330993" table:formula="of:=[.$B$3]*(SIN([.$B$5])/[.$B$1])*([.G40]*[.$B$2]-0.5*[.G40]^2)" table:style-name="ce6">
            <text:p>4.828175984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38" table:style-name="ce4">
            <text:p>0.38</text:p>
          </table:table-cell>
          <table:table-cell office:value-type="float" office:value="4.9282459556165419" table:formula="of:=[.$B$3]*(SIN([.$B$5])/[.$B$1])*([.G41]*[.$B$2]-0.5*[.G41]^2)" table:style-name="ce6">
            <text:p>4.928245956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39" table:style-name="ce4">
            <text:p>0.39</text:p>
          </table:table-cell>
          <table:table-cell office:value-type="float" office:value="5.0267148075562478" table:formula="of:=[.$B$3]*(SIN([.$B$5])/[.$B$1])*([.G42]*[.$B$2]-0.5*[.G42]^2)" table:style-name="ce6">
            <text:p>5.026714808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4" table:style-name="ce4">
            <text:p>0.4</text:p>
          </table:table-cell>
          <table:table-cell office:value-type="float" office:value="5.1235825399522197" table:formula="of:=[.$B$3]*(SIN([.$B$5])/[.$B$1])*([.G43]*[.$B$2]-0.5*[.G43]^2)" table:style-name="ce6">
            <text:p>5.12358254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41" table:style-name="ce4">
            <text:p>0.41</text:p>
          </table:table-cell>
          <table:table-cell office:value-type="float" office:value="5.2188491528044558" table:formula="of:=[.$B$3]*(SIN([.$B$5])/[.$B$1])*([.G44]*[.$B$2]-0.5*[.G44]^2)" table:style-name="ce6">
            <text:p>5.218849153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42" table:style-name="ce4">
            <text:p>0.42</text:p>
          </table:table-cell>
          <table:table-cell office:value-type="float" office:value="5.3125146461129571" table:formula="of:=[.$B$3]*(SIN([.$B$5])/[.$B$1])*([.G45]*[.$B$2]-0.5*[.G45]^2)" table:style-name="ce6">
            <text:p>5.312514646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43" table:style-name="ce4">
            <text:p>0.43</text:p>
          </table:table-cell>
          <table:table-cell office:value-type="float" office:value="5.4045790198777244" table:formula="of:=[.$B$3]*(SIN([.$B$5])/[.$B$1])*([.G46]*[.$B$2]-0.5*[.G46]^2)" table:style-name="ce6">
            <text:p>5.40457902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44" table:style-name="ce4">
            <text:p>0.44</text:p>
          </table:table-cell>
          <table:table-cell office:value-type="float" office:value="5.4950422740987559" table:formula="of:=[.$B$3]*(SIN([.$B$5])/[.$B$1])*([.G47]*[.$B$2]-0.5*[.G47]^2)" table:style-name="ce6">
            <text:p>5.495042274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45" table:style-name="ce4">
            <text:p>0.45</text:p>
          </table:table-cell>
          <table:table-cell office:value-type="float" office:value="5.5839044087760517" table:formula="of:=[.$B$3]*(SIN([.$B$5])/[.$B$1])*([.G48]*[.$B$2]-0.5*[.G48]^2)" table:style-name="ce6">
            <text:p>5.583904409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46" table:style-name="ce4">
            <text:p>0.46</text:p>
          </table:table-cell>
          <table:table-cell office:value-type="float" office:value="5.6711654239096134" table:formula="of:=[.$B$3]*(SIN([.$B$5])/[.$B$1])*([.G49]*[.$B$2]-0.5*[.G49]^2)" table:style-name="ce6">
            <text:p>5.671165424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47" table:style-name="ce4">
            <text:p>0.47</text:p>
          </table:table-cell>
          <table:table-cell office:value-type="float" office:value="5.7568253194994385" table:formula="of:=[.$B$3]*(SIN([.$B$5])/[.$B$1])*([.G50]*[.$B$2]-0.5*[.G50]^2)" table:style-name="ce6">
            <text:p>5.756825319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48" table:style-name="ce4">
            <text:p>0.48</text:p>
          </table:table-cell>
          <table:table-cell office:value-type="float" office:value="5.8408840955455306" table:formula="of:=[.$B$3]*(SIN([.$B$5])/[.$B$1])*([.G51]*[.$B$2]-0.5*[.G51]^2)" table:style-name="ce6">
            <text:p>5.840884096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49" table:style-name="ce4">
            <text:p>0.49</text:p>
          </table:table-cell>
          <table:table-cell office:value-type="float" office:value="5.9233417520478859" table:formula="of:=[.$B$3]*(SIN([.$B$5])/[.$B$1])*([.G52]*[.$B$2]-0.5*[.G52]^2)" table:style-name="ce6">
            <text:p>5.923341752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5" table:style-name="ce4">
            <text:p>0.5</text:p>
          </table:table-cell>
          <table:table-cell office:value-type="float" office:value="6.0041982890065073" table:formula="of:=[.$B$3]*(SIN([.$B$5])/[.$B$1])*([.G53]*[.$B$2]-0.5*[.G53]^2)" table:style-name="ce6">
            <text:p>6.004198289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51" table:style-name="ce4">
            <text:p>0.51</text:p>
          </table:table-cell>
          <table:table-cell office:value-type="float" office:value="6.0834537064213929" table:formula="of:=[.$B$3]*(SIN([.$B$5])/[.$B$1])*([.G54]*[.$B$2]-0.5*[.G54]^2)" table:style-name="ce6">
            <text:p>6.083453706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52" table:style-name="ce4">
            <text:p>0.52</text:p>
          </table:table-cell>
          <table:table-cell office:value-type="float" office:value="6.1611080042925446" table:formula="of:=[.$B$3]*(SIN([.$B$5])/[.$B$1])*([.G55]*[.$B$2]-0.5*[.G55]^2)" table:style-name="ce6">
            <text:p>6.161108004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53" table:style-name="ce4">
            <text:p>0.53</text:p>
          </table:table-cell>
          <table:table-cell office:value-type="float" office:value="6.2371611826199596" table:formula="of:=[.$B$3]*(SIN([.$B$5])/[.$B$1])*([.G56]*[.$B$2]-0.5*[.G56]^2)" table:style-name="ce6">
            <text:p>6.237161183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54" table:style-name="ce4">
            <text:p>0.54</text:p>
          </table:table-cell>
          <table:table-cell office:value-type="float" office:value="6.3116132414036406" table:formula="of:=[.$B$3]*(SIN([.$B$5])/[.$B$1])*([.G57]*[.$B$2]-0.5*[.G57]^2)" table:style-name="ce6">
            <text:p>6.311613241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55000000000000004" table:style-name="ce4">
            <text:p>0.55</text:p>
          </table:table-cell>
          <table:table-cell office:value-type="float" office:value="6.3844641806435867" table:formula="of:=[.$B$3]*(SIN([.$B$5])/[.$B$1])*([.G58]*[.$B$2]-0.5*[.G58]^2)" table:style-name="ce6">
            <text:p>6.384464181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56000000000000005" table:style-name="ce4">
            <text:p>0.56</text:p>
          </table:table-cell>
          <table:table-cell office:value-type="float" office:value="6.455714000339797" table:formula="of:=[.$B$3]*(SIN([.$B$5])/[.$B$1])*([.G59]*[.$B$2]-0.5*[.G59]^2)" table:style-name="ce6">
            <text:p>6.455714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56999999999999995" table:style-name="ce4">
            <text:p>0.57</text:p>
          </table:table-cell>
          <table:table-cell office:value-type="float" office:value="6.5253627004922716" table:formula="of:=[.$B$3]*(SIN([.$B$5])/[.$B$1])*([.G60]*[.$B$2]-0.5*[.G60]^2)" table:style-name="ce6">
            <text:p>6.5253627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57999999999999996" table:style-name="ce4">
            <text:p>0.58</text:p>
          </table:table-cell>
          <table:table-cell office:value-type="float" office:value="6.5934102811010113" table:formula="of:=[.$B$3]*(SIN([.$B$5])/[.$B$1])*([.G61]*[.$B$2]-0.5*[.G61]^2)" table:style-name="ce6">
            <text:p>6.593410281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59" table:style-name="ce4">
            <text:p>0.59</text:p>
          </table:table-cell>
          <table:table-cell office:value-type="float" office:value="6.659856742166018" table:formula="of:=[.$B$3]*(SIN([.$B$5])/[.$B$1])*([.G62]*[.$B$2]-0.5*[.G62]^2)" table:style-name="ce6">
            <text:p>6.659856742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6" table:style-name="ce4">
            <text:p>0.6</text:p>
          </table:table-cell>
          <table:table-cell office:value-type="float" office:value="6.7247020836872879" table:formula="of:=[.$B$3]*(SIN([.$B$5])/[.$B$1])*([.G63]*[.$B$2]-0.5*[.G63]^2)" table:style-name="ce6">
            <text:p>6.724702084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61" table:style-name="ce4">
            <text:p>0.61</text:p>
          </table:table-cell>
          <table:table-cell office:value-type="float" office:value="6.787946305664823" table:formula="of:=[.$B$3]*(SIN([.$B$5])/[.$B$1])*([.G64]*[.$B$2]-0.5*[.G64]^2)" table:style-name="ce6">
            <text:p>6.787946306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62" table:style-name="ce4">
            <text:p>0.62</text:p>
          </table:table-cell>
          <table:table-cell office:value-type="float" office:value="6.8495894080986233" table:formula="of:=[.$B$3]*(SIN([.$B$5])/[.$B$1])*([.G65]*[.$B$2]-0.5*[.G65]^2)" table:style-name="ce6">
            <text:p>6.849589408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63" table:style-name="ce4">
            <text:p>0.63</text:p>
          </table:table-cell>
          <table:table-cell office:value-type="float" office:value="6.9096313909886886" table:formula="of:=[.$B$3]*(SIN([.$B$5])/[.$B$1])*([.G66]*[.$B$2]-0.5*[.G66]^2)" table:style-name="ce6">
            <text:p>6.909631391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64" table:style-name="ce4">
            <text:p>0.64</text:p>
          </table:table-cell>
          <table:table-cell office:value-type="float" office:value="6.9680722543350191" table:formula="of:=[.$B$3]*(SIN([.$B$5])/[.$B$1])*([.G67]*[.$B$2]-0.5*[.G67]^2)" table:style-name="ce6">
            <text:p>6.968072254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65" table:style-name="ce4">
            <text:p>0.65</text:p>
          </table:table-cell>
          <table:table-cell office:value-type="float" office:value="7.0249119981376129" table:formula="of:=[.$B$3]*(SIN([.$B$5])/[.$B$1])*([.G68]*[.$B$2]-0.5*[.G68]^2)" table:style-name="ce6">
            <text:p>7.024911998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66" table:style-name="ce4">
            <text:p>0.66</text:p>
          </table:table-cell>
          <table:table-cell office:value-type="float" office:value="7.0801506223964736" table:formula="of:=[.$B$3]*(SIN([.$B$5])/[.$B$1])*([.G69]*[.$B$2]-0.5*[.G69]^2)" table:style-name="ce6">
            <text:p>7.080150622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67" table:style-name="ce4">
            <text:p>0.67</text:p>
          </table:table-cell>
          <table:table-cell office:value-type="float" office:value="7.1337881271115986" table:formula="of:=[.$B$3]*(SIN([.$B$5])/[.$B$1])*([.G70]*[.$B$2]-0.5*[.G70]^2)" table:style-name="ce6">
            <text:p>7.133788127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68" table:style-name="ce4">
            <text:p>0.68</text:p>
          </table:table-cell>
          <table:table-cell office:value-type="float" office:value="7.1858245122829878" table:formula="of:=[.$B$3]*(SIN([.$B$5])/[.$B$1])*([.G71]*[.$B$2]-0.5*[.G71]^2)" table:style-name="ce6">
            <text:p>7.185824512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69" table:style-name="ce4">
            <text:p>0.69</text:p>
          </table:table-cell>
          <table:table-cell office:value-type="float" office:value="7.2362597779106421" table:formula="of:=[.$B$3]*(SIN([.$B$5])/[.$B$1])*([.G72]*[.$B$2]-0.5*[.G72]^2)" table:style-name="ce6">
            <text:p>7.236259778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7" table:style-name="ce4">
            <text:p>0.7</text:p>
          </table:table-cell>
          <table:table-cell office:value-type="float" office:value="7.2850939239945616" table:formula="of:=[.$B$3]*(SIN([.$B$5])/[.$B$1])*([.G73]*[.$B$2]-0.5*[.G73]^2)" table:style-name="ce6">
            <text:p>7.285093924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71" table:style-name="ce4">
            <text:p>0.71</text:p>
          </table:table-cell>
          <table:table-cell office:value-type="float" office:value="7.3323269505347461" table:formula="of:=[.$B$3]*(SIN([.$B$5])/[.$B$1])*([.G74]*[.$B$2]-0.5*[.G74]^2)" table:style-name="ce6">
            <text:p>7.332326951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72" table:style-name="ce4">
            <text:p>0.72</text:p>
          </table:table-cell>
          <table:table-cell office:value-type="float" office:value="7.3779588575311958" table:formula="of:=[.$B$3]*(SIN([.$B$5])/[.$B$1])*([.G75]*[.$B$2]-0.5*[.G75]^2)" table:style-name="ce6">
            <text:p>7.377958858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73" table:style-name="ce4">
            <text:p>0.73</text:p>
          </table:table-cell>
          <table:table-cell office:value-type="float" office:value="7.4219896449839107" table:formula="of:=[.$B$3]*(SIN([.$B$5])/[.$B$1])*([.G76]*[.$B$2]-0.5*[.G76]^2)" table:style-name="ce6">
            <text:p>7.421989645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74" table:style-name="ce4">
            <text:p>0.74</text:p>
          </table:table-cell>
          <table:table-cell office:value-type="float" office:value="7.4644193128928897" table:formula="of:=[.$B$3]*(SIN([.$B$5])/[.$B$1])*([.G77]*[.$B$2]-0.5*[.G77]^2)" table:style-name="ce6">
            <text:p>7.464419313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75" table:style-name="ce4">
            <text:p>0.75</text:p>
          </table:table-cell>
          <table:table-cell office:value-type="float" office:value="7.5052478612581339" table:formula="of:=[.$B$3]*(SIN([.$B$5])/[.$B$1])*([.G78]*[.$B$2]-0.5*[.G78]^2)" table:style-name="ce6">
            <text:p>7.505247861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76" table:style-name="ce4">
            <text:p>0.76</text:p>
          </table:table-cell>
          <table:table-cell office:value-type="float" office:value="7.5444752900796432" table:formula="of:=[.$B$3]*(SIN([.$B$5])/[.$B$1])*([.G79]*[.$B$2]-0.5*[.G79]^2)" table:style-name="ce6">
            <text:p>7.54447529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77" table:style-name="ce4">
            <text:p>0.77</text:p>
          </table:table-cell>
          <table:table-cell office:value-type="float" office:value="7.5821015993574177" table:formula="of:=[.$B$3]*(SIN([.$B$5])/[.$B$1])*([.G80]*[.$B$2]-0.5*[.G80]^2)" table:style-name="ce6">
            <text:p>7.582101599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78" table:style-name="ce4">
            <text:p>0.78</text:p>
          </table:table-cell>
          <table:table-cell office:value-type="float" office:value="7.6181267890914564" table:formula="of:=[.$B$3]*(SIN([.$B$5])/[.$B$1])*([.G81]*[.$B$2]-0.5*[.G81]^2)" table:style-name="ce6">
            <text:p>7.618126789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79" table:style-name="ce4">
            <text:p>0.79</text:p>
          </table:table-cell>
          <table:table-cell office:value-type="float" office:value="7.6525508592817602" table:formula="of:=[.$B$3]*(SIN([.$B$5])/[.$B$1])*([.G82]*[.$B$2]-0.5*[.G82]^2)" table:style-name="ce6">
            <text:p>7.652550859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8" table:style-name="ce4">
            <text:p>0.8</text:p>
          </table:table-cell>
          <table:table-cell office:value-type="float" office:value="7.6853738099283291" table:formula="of:=[.$B$3]*(SIN([.$B$5])/[.$B$1])*([.G83]*[.$B$2]-0.5*[.G83]^2)" table:style-name="ce6">
            <text:p>7.68537381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81" table:style-name="ce4">
            <text:p>0.81</text:p>
          </table:table-cell>
          <table:table-cell office:value-type="float" office:value="7.7165956410311631" table:formula="of:=[.$B$3]*(SIN([.$B$5])/[.$B$1])*([.G84]*[.$B$2]-0.5*[.G84]^2)" table:style-name="ce6">
            <text:p>7.716595641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82" table:style-name="ce4">
            <text:p>0.82</text:p>
          </table:table-cell>
          <table:table-cell office:value-type="float" office:value="7.7462163525902623" table:formula="of:=[.$B$3]*(SIN([.$B$5])/[.$B$1])*([.G85]*[.$B$2]-0.5*[.G85]^2)" table:style-name="ce6">
            <text:p>7.746216353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83" table:style-name="ce4">
            <text:p>0.83</text:p>
          </table:table-cell>
          <table:table-cell office:value-type="float" office:value="7.7742359446056257" table:formula="of:=[.$B$3]*(SIN([.$B$5])/[.$B$1])*([.G86]*[.$B$2]-0.5*[.G86]^2)" table:style-name="ce6">
            <text:p>7.774235945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84" table:style-name="ce4">
            <text:p>0.84</text:p>
          </table:table-cell>
          <table:table-cell office:value-type="float" office:value="7.8006544170772543" table:formula="of:=[.$B$3]*(SIN([.$B$5])/[.$B$1])*([.G87]*[.$B$2]-0.5*[.G87]^2)" table:style-name="ce6">
            <text:p>7.800654417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85" table:style-name="ce4">
            <text:p>0.85</text:p>
          </table:table-cell>
          <table:table-cell office:value-type="float" office:value="7.8254717700051479" table:formula="of:=[.$B$3]*(SIN([.$B$5])/[.$B$1])*([.G88]*[.$B$2]-0.5*[.G88]^2)" table:style-name="ce6">
            <text:p>7.82547177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86" table:style-name="ce4">
            <text:p>0.86</text:p>
          </table:table-cell>
          <table:table-cell office:value-type="float" office:value="7.8486880033893067" table:formula="of:=[.$B$3]*(SIN([.$B$5])/[.$B$1])*([.G89]*[.$B$2]-0.5*[.G89]^2)" table:style-name="ce6">
            <text:p>7.848688003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87" table:style-name="ce4">
            <text:p>0.87</text:p>
          </table:table-cell>
          <table:table-cell office:value-type="float" office:value="7.8703031172297298" table:formula="of:=[.$B$3]*(SIN([.$B$5])/[.$B$1])*([.G90]*[.$B$2]-0.5*[.G90]^2)" table:style-name="ce6">
            <text:p>7.870303117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88" table:style-name="ce4">
            <text:p>0.88</text:p>
          </table:table-cell>
          <table:table-cell office:value-type="float" office:value="7.8903171115264188" table:formula="of:=[.$B$3]*(SIN([.$B$5])/[.$B$1])*([.G91]*[.$B$2]-0.5*[.G91]^2)" table:style-name="ce6">
            <text:p>7.890317112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89" table:style-name="ce4">
            <text:p>0.89</text:p>
          </table:table-cell>
          <table:table-cell office:value-type="float" office:value="7.9087299862793712" table:formula="of:=[.$B$3]*(SIN([.$B$5])/[.$B$1])*([.G92]*[.$B$2]-0.5*[.G92]^2)" table:style-name="ce6">
            <text:p>7.908729986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9" table:style-name="ce4">
            <text:p>0.9</text:p>
          </table:table-cell>
          <table:table-cell office:value-type="float" office:value="7.9255417414885896" table:formula="of:=[.$B$3]*(SIN([.$B$5])/[.$B$1])*([.G93]*[.$B$2]-0.5*[.G93]^2)" table:style-name="ce6">
            <text:p>7.925541741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91" table:style-name="ce4">
            <text:p>0.91</text:p>
          </table:table-cell>
          <table:table-cell office:value-type="float" office:value="7.9407523771540731" table:formula="of:=[.$B$3]*(SIN([.$B$5])/[.$B$1])*([.G94]*[.$B$2]-0.5*[.G94]^2)" table:style-name="ce6">
            <text:p>7.940752377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92" table:style-name="ce4">
            <text:p>0.92</text:p>
          </table:table-cell>
          <table:table-cell office:value-type="float" office:value="7.9543618932758209" table:formula="of:=[.$B$3]*(SIN([.$B$5])/[.$B$1])*([.G95]*[.$B$2]-0.5*[.G95]^2)" table:style-name="ce6">
            <text:p>7.954361893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93" table:style-name="ce4">
            <text:p>0.93</text:p>
          </table:table-cell>
          <table:table-cell office:value-type="float" office:value="7.9663702898538338" table:formula="of:=[.$B$3]*(SIN([.$B$5])/[.$B$1])*([.G96]*[.$B$2]-0.5*[.G96]^2)" table:style-name="ce6">
            <text:p>7.96637029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94" table:style-name="ce4">
            <text:p>0.94</text:p>
          </table:table-cell>
          <table:table-cell office:value-type="float" office:value="7.9767775668881118" table:formula="of:=[.$B$3]*(SIN([.$B$5])/[.$B$1])*([.G97]*[.$B$2]-0.5*[.G97]^2)" table:style-name="ce6">
            <text:p>7.976777567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95" table:style-name="ce4">
            <text:p>0.95</text:p>
          </table:table-cell>
          <table:table-cell office:value-type="float" office:value="7.985583724378654" table:formula="of:=[.$B$3]*(SIN([.$B$5])/[.$B$1])*([.G98]*[.$B$2]-0.5*[.G98]^2)" table:style-name="ce6">
            <text:p>7.985583724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96" table:style-name="ce4">
            <text:p>0.96</text:p>
          </table:table-cell>
          <table:table-cell office:value-type="float" office:value="7.9927887623254623" table:formula="of:=[.$B$3]*(SIN([.$B$5])/[.$B$1])*([.G99]*[.$B$2]-0.5*[.G99]^2)" table:style-name="ce6">
            <text:p>7.992788762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97" table:style-name="ce4">
            <text:p>0.97</text:p>
          </table:table-cell>
          <table:table-cell office:value-type="float" office:value="7.9983926807285348" table:formula="of:=[.$B$3]*(SIN([.$B$5])/[.$B$1])*([.G100]*[.$B$2]-0.5*[.G100]^2)" table:style-name="ce6">
            <text:p>7.998392681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98" table:style-name="ce4">
            <text:p>0.98</text:p>
          </table:table-cell>
          <table:table-cell office:value-type="float" office:value="8.0023954795878733" table:formula="of:=[.$B$3]*(SIN([.$B$5])/[.$B$1])*([.G101]*[.$B$2]-0.5*[.G101]^2)" table:style-name="ce6">
            <text:p>8.00239548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0.99" table:style-name="ce4">
            <text:p>0.99</text:p>
          </table:table-cell>
          <table:table-cell office:value-type="float" office:value="8.0047971589034752" table:formula="of:=[.$B$3]*(SIN([.$B$5])/[.$B$1])*([.G102]*[.$B$2]-0.5*[.G102]^2)" table:style-name="ce6">
            <text:p>8.004797159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1" table:style-name="ce4">
            <text:p>1</text:p>
          </table:table-cell>
          <table:table-cell office:value-type="float" office:value="8.0055977186753431" table:formula="of:=[.$B$3]*(SIN([.$B$5])/[.$B$1])*([.G103]*[.$B$2]-0.5*[.G103]^2)" table:style-name="ce6">
            <text:p>8.005597719</text:p>
          </table:table-cell>
          <table:table-cell table:number-columns-repeated="16376"/>
        </table:table-row>
        <table:table-row table:number-rows-repeated="104847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05555555555in" fo:margin-bottom="0.51180555555555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194444444445in" fo:margin-left="0.7in" fo:margin-right="0.7in" fo:margin-bottom="0in"/>
      </style:header-style>
      <style:footer-style>
        <style:header-footer-properties fo:min-height="0.2381944444444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/>
    <dc:description/>
    <dc:subject/>
    <meta:initial-creator>Angelo Tafuni</meta:initial-creator>
    <dc:creator>ephyslab</dc:creator>
    <meta:creation-date>2017-12-19T08:38:56Z</meta:creation-date>
    <dc:date>2020-04-03T13:07:50Z</dc:date>
    <meta:template xlink:href="" xlink:type="simple"/>
    <meta:editing-cycles>1</meta:editing-cycles>
    <meta:editing-duration>PT240S</meta:editing-duration>
    <meta:user-defined meta:name="AppVersion">16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in" style:font-size-asian="0.2in" style:font-size-complex="0.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42in" svg:stroke-color="#000000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max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interpolation="cubic-spline" chart:solid-type="cuboid"/>
      <style:graphic-properties draw:fill="none" draw:stroke="solid" svg:stroke-width="0.02083in" svg:stroke-color="#ed7d31" svg:stroke-opacity="100%" draw:stroke-linejoin="round" svg:stroke-linecap="round"/>
    </style:style>
    <style:style style:family="chart" style:name="G0S1">
      <style:chart-properties chart:symbol-type="none" chart:connect-bars="false" chart:interpolation="cubic-spline" chart:solid-type="cuboid"/>
      <style:graphic-properties draw:fill="none" draw:stroke="solid" svg:stroke-width="0.02083in" svg:stroke-color="#5b9bd5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in" style:font-size-asian="0.2in" style:font-size-complex="0.2in" fo:language="es" fo:country="E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false"/>
      <style:graphic-properties draw:fill="solid" draw:fill-color="#ffffff" draw:opacity="100%" draw:stroke="solid" svg:stroke-width="0.01042in" svg:stroke-color="#000000" svg:stroke-opacity="100%"/>
    </style:style>
  </office:automatic-styles>
  <office:body>
    <office:chart>
      <chart:chart chart:class="chart:scatter" svg:height="273.74968503937pt" svg:width="495.0pt" chart:style-name="Crt0">
        <chart:title chart:style-name="CT00">
          <text:p text:style-name="a0" text:class-names="" text:cond-style-name="">Velocity.x at t=5s (steady-state solution)</text:p>
        </chart:title>
        <chart:legend svg:x="269.7885826771654pt" svg:y="151.2553543307087pt" chart:style-name="Lgnd"/>
        <chart:plot-area svg:x="45.01204724409449pt" svg:y="28.83070866141732pt" svg:width="435.3890551181103pt" svg:height="227.8151181102362pt" chart:style-name="Plt0">
          <chart:axis chart:dimension="y" chart:name="primary-y" chart:style-name="Axs0">
            <chart:title svg:x="13.48968503937008pt" svg:y="101.8374015748032pt" chart:style-name="AT00">
              <text:p text:style-name="a1" text:class-names="" text:cond-style-name="">vel.x (m/s)</text:p>
            </chart:title>
          </chart:axis>
          <chart:axis chart:dimension="x" chart:name="primary-x" chart:style-name="Axs1">
            <chart:title chart:style-name="AT01">
              <text:p text:style-name="a2" text:class-names="" text:cond-style-name="">z (m)</text:p>
            </chart:title>
          </chart:axis>
          <chart:series chart:label-cell-address="Analytical_Solution.$H$2" chart:values-cell-range-address="Analytical_Solution.$H$3:.$H$103" chart:class="chart:scatter" chart:attached-axis="primary-y" chart:style-name="G0S0">
            <chart:domain table:cell-range-address="Analytical_Solution.$G$3:.$G$103"/>
            <chart:data-point chart:repeated="101"/>
          </chart:series>
          <chart:series chart:label-cell-address="Analytical_Solution.$K$2" chart:values-cell-range-address="Analytical_Solution.$K$3:.$K$23" chart:class="chart:scatter" chart:attached-axis="primary-y" chart:style-name="G0S1">
            <chart:domain table:cell-range-address="Analytical_Solution.$J$3:.$J$23"/>
            <chart:data-point chart:repeated="2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